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2BF9000025E923D00690.wmf"/>
  <manifest:file-entry manifest:media-type="" manifest:full-path="Pictures/20000008000066F7000032DEC46BE596.wmf"/>
  <manifest:file-entry manifest:media-type="" manifest:full-path="Pictures/2000000800003062000041C1BFF5B96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1.933cm" table:align="left"/>
    </style:style>
    <style:style style:name="Таблица1.A" style:family="table-column">
      <style:table-column-properties style:column-width="6.35cm"/>
    </style:style>
    <style:style style:name="Таблица1.B" style:family="table-column">
      <style:table-column-properties style:column-width="5.583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ize="11pt" fo:font-style="normal" style:text-underline-style="none" style:font-size-asian="11pt" style:font-style-asian="normal" style:font-size-complex="11pt" style:font-style-complex="normal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" style:family="paragraph" style:parent-style-name="Standard" style:list-style-name="L1">
      <style:text-properties style:font-name="Calibri" fo:font-size="11pt" fo:language="ru" fo:country="RU" style:font-name-asian="TimesNewRomanPS-BoldMT" style:font-size-asian="11pt" style:font-name-complex="Times New Roman" style:font-size-complex="11pt"/>
    </style:style>
    <style:style style:name="P8" style:family="paragraph" style:parent-style-name="Standard">
      <style:text-properties style:font-name="Calibri" fo:font-size="11pt" fo:language="ru" fo:country="RU" fo:font-weight="bold" style:font-name-asian="TimesNewRomanPS-BoldMT" style:font-size-asian="11pt" style:font-weight-asian="bold" style:font-name-complex="Times New Roman" style:font-size-complex="11pt" style:font-weight-complex="bold"/>
    </style:style>
    <style:style style:name="P9" style:family="paragraph" style:parent-style-name="Standard">
      <style:text-properties style:font-name="Calibri" fo:font-size="11pt" fo:language="ru" fo:country="RU" fo:font-weight="normal" style:font-name-asian="TimesNewRomanPS-BoldMT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text-properties style:font-name="Calibri" fo:font-size="11pt" fo:language="ru" fo:country="RU" fo:font-style="normal" fo:font-weight="normal" style:font-name-asian="TimesNewRomanPS-BoldM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text-properties style:font-name="Calibri" fo:font-size="11pt" fo:language="ru" fo:country="RU" fo:font-style="normal" fo:font-weight="bold" style:font-name-asian="TimesNewRomanPS-Bold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2" style:family="paragraph" style:parent-style-name="Standard">
      <style:text-properties style:font-name="Calibri" fo:font-size="11pt" fo:language="ru" fo:country="RU" fo:font-style="normal" style:text-underline-style="none" fo:font-weight="bold" style:font-name-asian="TimesNewRomanPS-Bold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tandard">
      <style:text-properties style:font-name="Calibri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P14" style:family="paragraph" style:parent-style-name="Standard">
      <style:text-properties style:font-name="Calibri" fo:font-size="11pt" fo:language="en" fo:country="US" fo:font-style="normal" style:text-underline-style="none" style:font-name-asian="TimesNewRomanPSMT" style:font-size-asian="11pt" style:font-style-asian="normal" style:font-name-complex="TimesNewRomanPSMT" style:font-size-complex="11pt" style:font-style-complex="normal"/>
    </style:style>
    <style:style style:name="P15" style:family="paragraph" style:parent-style-name="Standard">
      <style:text-properties style:font-name="Calibri" fo:font-size="7pt" fo:language="ru" fo:country="RU" style:font-name-asian="TimesNewRomanPS-BoldMT" style:font-size-asian="8.39999961853027pt" style:font-name-complex="Times New Roman" style:font-size-complex="8.39999961853027pt"/>
    </style:style>
    <style:style style:name="P16" style:family="paragraph" style:parent-style-name="Standard">
      <style:text-properties style:font-name="Calibri"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style:font-name-asian="TimesNewRomanPS-BoldMT" style:font-size-asian="11pt" style:font-name-complex="Times New Roman" style:font-size-complex="11pt"/>
    </style:style>
    <style:style style:name="T2" style:family="text">
      <style:text-properties style:font-name="Calibri" fo:font-size="11pt" fo:font-style="italic" style:font-name-asian="TimesNewRomanPS-BoldMT" style:font-size-asian="11pt" style:font-style-asian="italic" style:font-name-complex="Times New Roman" style:font-size-complex="11pt" style:font-style-complex="italic"/>
    </style:style>
    <style:style style:name="T3" style:family="text">
      <style:text-properties style:font-name="Calibri" fo:font-size="11pt" fo:font-style="italic" style:text-underline-style="solid" style:text-underline-width="auto" style:text-underline-color="font-color" style:font-name-asian="TimesNewRomanPS-BoldMT" style:font-size-asian="11pt" style:font-style-asian="italic" style:font-name-complex="Times New Roman" style:font-size-complex="11pt" style:font-style-complex="italic"/>
    </style:style>
    <style:style style:name="T4" style:family="text">
      <style:text-properties style:font-name="Calibri" fo:font-size="11pt" fo:font-style="italic" fo:font-weight="normal" style:font-name-asian="TimesNewRomanPS-BoldMT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" style:family="text">
      <style:text-properties style:font-name="Calibri" fo:font-size="11pt" fo:font-style="italic" fo:font-weight="bold" style:font-name-asian="TimesNewRomanPS-BoldMT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6" style:family="text">
      <style:text-properties style:font-name="Calibri" fo:font-size="11pt" style:text-underline-style="solid" style:text-underline-width="auto" style:text-underline-color="font-color" style:font-name-asian="TimesNewRomanPS-BoldMT" style:font-size-asian="11pt" style:font-name-complex="Times New Roman" style:font-size-complex="11pt"/>
    </style:style>
    <style:style style:name="T7" style:family="text">
      <style:text-properties style:text-position="super 58%" style:font-name="Calibri" fo:font-size="11pt" style:font-name-asian="TimesNewRomanPS-BoldMT" style:font-size-asian="11pt" style:font-name-complex="Times New Roman" style:font-size-complex="11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БИЛЕТ №8</text:p>
      <text:list xml:id="list36368062" text:style-name="L1">
        <text:list-item>
          <text:p text:style-name="P6">Расскажите об устройстве и принципе действия паровой турбины </text:p>
          <text:p text:style-name="P6">и двигателя внутреннего сгорания.</text:p>
        </text:list-item>
        <text:list-item>
          <text:p text:style-name="P7">Задача на расчет электрических цепей</text:p>
        </text:list-item>
      </text:list>
      <text:p text:style-name="P15"/>
      <text:p text:style-name="P8">Устройство и принцип действия двигателя внутреннего сгорания</text:p>
      <text:p text:style-name="P9"><text:span text:style-name="T8">Тепловые двигатели</text:span> — машины, в которых внутренняя энергия топлива превращается в механическую энергию.</text:p>
      <text:p text:style-name="P9"><text:span text:style-name="T8">Двигатель внутреннего сгорания</text:span> — очень распространенный вид теплового двигателя.</text:p>
      <text:p text:style-name="P9">Такие двигатели работают на жидком топливе (бензин, керосин, нефть) или на горючем газе.</text:p>
      <text:p text:style-name="P9">На рисунке показан простейший двигатель внутреннего сгорания в разрезе.<draw:frame draw:style-name="fr1" draw:name="Графический объект1" text:anchor-type="char" svg:x="12.986cm" svg:y="0.291cm" svg:width="4.001cm" svg:height="5.001cm" draw:z-index="1"><draw:image xlink:href="Pictures/2000000800003062000041C1BFF5B965.wmf" xlink:type="simple" xlink:show="embed" xlink:actuate="onLoad"/>
    </draw:frame></text:p>
      <text:p text:style-name="P9"><text:tab/>Двигатель состоит из цилиндра, в котором перемещается поршень П, соединенный при помощи шатуна Ш с коленчатым валом КВ. </text:p>
      <text:p text:style-name="P9">В верхней части цилиндра имеется 2 клапана К1 и К2, которые при работе двигателя автоматически открываются и закрываются в нужные моменты. Через клапан К1 в цилиндр выпускается горючая смесь, которая воспламеняется с помощью свечи С, а через клапан К2 выпускается отработавшие газы. <text:tab/><text:tab/><text:tab/><text:tab/><text:tab/><text:tab/><text:tab/><text:tab/></text:p>
      <text:p text:style-name="P2"><text:span text:style-name="T1"><text:s text:c="3"/>В цилиндре такого двигателя периодически происходит сгорание горючей смеси, состоящей из паров бензина и воздуха. Температура газообразных продуктов сгорания достигает 1600-1800 </text:span><text:span text:style-name="T7">о</text:span><text:span text:style-name="T1">С.</text:span></text:p>
      <text:p text:style-name="P9"><text:s text:c="3"/>Давление на поршень при этом резко возрастает. Расширяясь, газы толкают поршень, а вместе с ним коленчатый вал, совершая при этом механическую работу. При этом они охлаждаются, так как часть их внутренней энергии превращается в механическую энергию.</text:p>
      <text:p text:style-name="P3"><text:span text:style-name="T1"><text:tab/></text:span><text:span text:style-name="T3">Рассмотрим более подробно схему работы такого двигателя.</text:span><text:span text:style-name="T5"> </text:span><text:span text:style-name="T1"><text:tab/><text:tab/> <text:s/><text:tab/><text:tab/> <text:s text:c="6"/>Крайние положения поршня в цилиндре называют </text:span><text:span text:style-name="T3">мертвыми точками</text:span><text:span text:style-name="T1">. </text:span></text:p>
      <text:p text:style-name="P3"><text:span text:style-name="T1">Расстояние, проходимое от одной мертвой точки до другой, называют </text:span><text:span text:style-name="T6">х</text:span><text:span text:style-name="T3">одом поршня</text:span><text:span text:style-name="T1">. </text:span></text:p>
      <text:p text:style-name="P10">Один рабочий цикл в двигателе происходит за четыре хода поршня, или, как говорят, за четыре такта. Поэтому такие двигатели называют четырехтактными.</text:p>
      <text:p text:style-name="P3"><text:span text:style-name="T1"><text:s text:c="3"/>Один ход поршня, или один такт двигателя,</text:span><draw:frame draw:style-name="fr1" draw:name="Графический объект2" text:anchor-type="char" svg:x="7.698cm" svg:y="0.145cm" svg:width="9.818cm" svg:height="4.814cm" draw:z-index="2"><draw:image xlink:href="Pictures/20000008000066F7000032DEC46BE596.wmf" xlink:type="simple" xlink:show="embed" xlink:actuate="onLoad"/>
    </draw:frame><text:span text:style-name="T1"> совершается за пол-оборота коленчатого вала. </text:span></text:p>
      <text:p text:style-name="P4"><text:span text:style-name="T1">Первый такт — </text:span><text:span text:style-name="T4">впуск </text:span></text:p>
      <text:p text:style-name="P16">При повороте вала двигателя в начале такта поршень движется вниз (а). Объем над поршнем увеличивается. Вследствие этого в цилиндре создается разрежение. В это время открывается клапан 1 и в цилиндр входит горючая смесь. К концу первого такта цилиндр заполняется горючей смесью, а клапан 1 закрывается.</text:p>
      <text:p text:style-name="P4"><text:span text:style-name="T1">Второй такт —</text:span><text:span text:style-name="T4"> сжатие </text:span></text:p>
      <text:p text:style-name="P10">При дальнейшем повороте вала поршень двигается вверх и сжимает горючую смесь (б). В конце второго такта, когда поршень дойдет до крайнего верхнего положения, сжатая горючая смесь воспламеняется (от электрической искры) и быстро сгорает.</text:p>
      <text:p text:style-name="P4"><text:span text:style-name="T1">Третий такт — </text:span><text:span text:style-name="T4">рабочий ход</text:span></text:p>
      <text:p text:style-name="P10">Образующиеся при сгорании газы давят на поршень и толкают его вниз (в). Под действием расширяющихся нагретых газов двигатель совершает работу, поэтому этот такт так и называют рабочим ходом. Движение поршня передается шатуну, а через него коленчатому валу с маховиком. Получив сильный толчок, маховик продолжает вращаться по инерции и перемещает скрепленный с ним поршень при следующих тактах. Второй и третий такты проходят с закрытыми клапанами.</text:p>
      <text:p text:style-name="P10">В конце третьего такта открывается клапан 2, и через него продукты сгорания выходят из цилиндра в атмосферу. </text:p>
      <text:p text:style-name="P4"><text:span text:style-name="T1">Четвертый такт — </text:span><text:span text:style-name="T4">выпуск </text:span></text:p>
      <text:p text:style-name="P10">Выпуск продуктов сгорания продолжается и в течение четвертого такта, когда поршень движется вверх (г). В конце четвертого такта клапан 2 закрывается.<text:tab/></text:p>
      <text:p text:style-name="P11"><text:soft-page-break/>Устройство и принцип действия паровой турбины</text:p>
      <text:p text:style-name="P3"><text:span text:style-name="T6">Турбина</text:span><text:span text:style-name="T1"> — вид теплового двигателя, в котором пар или газ нагретый до высокой температуры вращает вал без помощи поршня, шатуна и коленчатого вала.</text:span></text:p>
      <text:p text:style-name="P10">Схема устройства простейшей паровой турбины.<draw:frame draw:style-name="fr1" draw:name="Графический объект3" text:anchor-type="char" svg:x="12.428cm" svg:y="0.224cm" svg:width="4.195cm" svg:height="4.367cm" draw:z-index="0"><draw:image xlink:href="Pictures/2000000800002BF9000025E923D00690.wmf" xlink:type="simple" xlink:show="embed" xlink:actuate="onLoad"/>
    </draw:frame></text:p>
      <text:p text:style-name="P10"><text:s text:c="2"/>На вал В насажен диск Д, по ободу которого закреплены лопатки Л. </text:p>
      <text:p text:style-name="P10">Около лопаток расположены трубы — сопла С, в которые поступает пар П. Струи пара, вырывающиеся из сопел, оказывают значительное давление на лопатки и приводят диск турбины в быстрое вращательное движение.</text:p>
      <text:p text:style-name="P10">В современных турбинах применяют не один, а несколько дисков, насаженных на один вал. Пар последовательно проходит через лопатки этих дисков, отдавая каждому из них часть своей энергии.</text:p>
      <text:p text:style-name="P10"><text:s text:c="2"/>На электростанциях с турбиной соединен генератор электрического тока. Частота вращения вала турбин достигает 3000 оборотов в минуту, что является очень удобным для приведения в движение генераторов электрического тока.</text:p>
      <text:p text:style-name="P10"><text:s text:c="3"/>Применяют турбины на тепловых электростанциях и на кораблях. Постепенно находят все более широкое применение газовые турбины, в которых вместо пара используются продукты сгорания газа.</text:p>
      <text:p text:style-name="P10"/>
      <text:p text:style-name="P11">Задача на расчет электрических цепей</text:p>
      <text:p text:style-name="P1"><text:span text:style-name="T8">Электрическая цепь</text:span> – система, состоящая из источника тока, замыкающего устройства, соединительных проводов и потребителей электрической энергии.</text:p>
      <text:p text:style-name="P1"><text:span text:style-name="T8">Электрический ток</text:span> - направленное (упорядоченное) движение заряженных частиц.</text:p>
      <text:p text:style-name="P1"><draw:frame draw:style-name="fr2" draw:name="Объект10" text:anchor-type="as-char" svg:width="3.563cm" svg:height="0.997cm" draw:z-index="3"><draw:object xlink:href="./Object 1" xlink:type="simple" xlink:show="embed" xlink:actuate="onLoad"/><draw:image xlink:href="./ObjectReplacements/Object 1" xlink:type="simple" xlink:show="embed" xlink:actuate="onLoad"/>
     <svg:desc>формула</svg:desc>
    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При последовательном соединении</text:p>
          </table:table-cell>
          <table:table-cell table:style-name="Таблица1.B1" office:value-type="string">
            <text:p text:style-name="P1">При<text:span text:style-name="T9"> </text:span>параллельном<text:span text:style-name="T9"> </text:span>соединении</text:p>
          </table:table-cell>
        </table:table-row>
        <table:table-row>
          <table:table-cell table:style-name="Таблица1.A2" office:value-type="string">
            <text:p text:style-name="P13"><draw:frame draw:style-name="fr2" draw:name="Объект11" text:anchor-type="as-char" svg:width="2.265cm" svg:height="1.632cm" draw:z-index="4"><draw:object xlink:href="./Object 2" xlink:type="simple" xlink:show="embed" xlink:actuate="onLoad"/><draw:image xlink:href="./ObjectReplacements/Object 2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4"><draw:frame draw:style-name="fr2" draw:name="Объект12" text:anchor-type="as-char" svg:width="2.312cm" svg:height="2.163cm" draw:z-index="5"><draw:object xlink:href="./Object 3" xlink:type="simple" xlink:show="embed" xlink:actuate="onLoad"/><draw:image xlink:href="./ObjectReplacements/Object 3" xlink:type="simple" xlink:show="embed" xlink:actuate="onLoad"/>
        <svg:desc>формула</svg:desc>
       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2cm" fo:margin-bottom="1.48cm" fo:margin-left="2cm" fo:margin-right="1.90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02T10:52:10.20</meta:creation-date>
    <dc:date>2016-06-03T13:22:09.60</dc:date>
    <meta:editing-duration>P1DT1H51M23S</meta:editing-duration>
    <meta:editing-cycles>6</meta:editing-cycles>
    <meta:generator>OpenOffice.org/3.3$Win32 OpenOffice.org_project/330m20$Build-9567</meta:generator>
    <meta:print-date>2016-06-03T12:41:54.82</meta:print-date>
    <meta:document-statistic meta:table-count="1" meta:image-count="3" meta:object-count="3" meta:page-count="2" meta:paragraph-count="42" meta:word-count="637" meta:character-count="4591"/>
  </office:meta>
</office:document-meta>
</file>

<file path=Object 1/content.xml><?xml version="1.0" encoding="utf-8"?>
<math xmlns="http://www.w3.org/1998/Math/MathML">
  <semantics>
    <mrow>
      <mi mathvariant="italic">Закон</mi>
      <mi mathvariant="italic">Ома</mi>
      <mi/>
      <mrow>
        <mi>I</mi>
        <mo stretchy="false">=</mo>
        <mfrac>
          <mi>U</mi>
          <mi>R</mi>
        </mfrac>
      </mrow>
    </mrow>
    <annotation encoding="StarMath 5.0">Закон Ома~~
  I=U over R</annotation>
  </semantics>
</math>
</file>

<file path=Object 2/content.xml><?xml version="1.0" encoding="utf-8"?>
<math xmlns="http://www.w3.org/1998/Math/MathML">
  <semantics>
    <mtable>
      <mtr>
        <mtd>
          <mrow>
            <mi>R</mi>
            <mo stretchy="false">=</mo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</mtd>
      </mtr>
      <mtr>
        <mtd>
          <mrow>
            <mrow>
              <mi>I</mi>
              <mo stretchy="false">=</mo>
              <msub>
                <mi>I</mi>
                <mn>1</mn>
              </msub>
            </mrow>
            <mo stretchy="false">=</mo>
            <msub>
              <mi>I</mi>
              <mn>2</mn>
            </msub>
          </mrow>
        </mtd>
      </mtr>
      <mtr>
        <mtd>
          <mrow>
            <mi>U</mi>
            <mo stretchy="false">=</mo>
            <mrow>
              <msub>
                <mi>U</mi>
                <mn>1</mn>
              </msub>
              <mo stretchy="false">+</mo>
              <msub>
                <mi>U</mi>
                <mn>2</mn>
              </msub>
            </mrow>
          </mrow>
        </mtd>
      </mtr>
    </mtable>
    <annotation encoding="StarMath 5.0">R=R_1+R_2 newline
  I=I_1=I_2 newline
  U=U_1+U_2</annotation>
  </semantics>
</math>
</file>

<file path=Object 3/content.xml><?xml version="1.0" encoding="utf-8"?>
<math xmlns="http://www.w3.org/1998/Math/MathML">
  <semantics>
    <mtable>
      <mtr>
        <mtd>
          <mrow>
            <mfrac>
              <mn>1</mn>
              <mi>R</mi>
            </mfrac>
            <mo stretchy="false">=</mo>
            <mrow>
              <mfrac>
                <mn>1</mn>
                <msub>
                  <mi>R</mi>
                  <mn>1</mn>
                </msub>
              </mfrac>
              <mo stretchy="false">+</mo>
              <mfrac>
                <mn>1</mn>
                <msub>
                  <mi>R</mi>
                  <mn>2</mn>
                </msub>
              </mfrac>
            </mrow>
          </mrow>
        </mtd>
      </mtr>
      <mtr>
        <mtd>
          <mrow>
            <mi>I</mi>
            <mo stretchy="false">=</mo>
            <mrow>
              <msub>
                <mi>I</mi>
                <mn>1</mn>
              </msub>
              <mo stretchy="false">+</mo>
              <msub>
                <mi>I</mi>
                <mn>2</mn>
              </msub>
            </mrow>
          </mrow>
        </mtd>
      </mtr>
      <mtr>
        <mtd>
          <mrow>
            <mrow>
              <mi>U</mi>
              <mo stretchy="false">=</mo>
              <msub>
                <mi>U</mi>
                <mn>1</mn>
              </msub>
            </mrow>
            <mo stretchy="false">=</mo>
            <msub>
              <mi>U</mi>
              <mn>2</mn>
            </msub>
          </mrow>
        </mtd>
      </mtr>
    </mtable>
    <annotation encoding="StarMath 5.0">1 over R=1 over R_1+1 over R_2 newline
  I=I_1+I_2
newline  U=U_1=U_2</annotation>
  </semantics>
</math>
</file>